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7fc9"/>
    </style:style>
    <style:style style:name="P2" style:family="paragraph" style:parent-style-name="Title">
      <style:text-properties officeooo:rsid="0000ac70" officeooo:paragraph-rsid="0000ac70"/>
    </style:style>
    <style:style style:name="P3" style:family="paragraph" style:parent-style-name="Standard">
      <style:text-properties fo:color="#000000" style:font-name="Consolas" fo:font-size="9.5pt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00ac70" fo:background-color="#ffffff" style:font-size-asian="9.5pt"/>
    </style:style>
    <style:style style:name="P5" style:family="paragraph" style:parent-style-name="Heading_20_3">
      <style:text-properties officeooo:rsid="0000ac70" officeooo:paragraph-rsid="0000ac70"/>
    </style:style>
    <style:style style:name="P6" style:family="paragraph" style:parent-style-name="Heading_20_3">
      <style:text-properties officeooo:rsid="00027fc9" officeooo:paragraph-rsid="00027fc9"/>
    </style:style>
    <style:style style:name="P7" style:family="paragraph" style:parent-style-name="Heading_20_3">
      <style:text-properties officeooo:rsid="00029966" officeooo:paragraph-rsid="00029966"/>
    </style:style>
    <style:style style:name="P8" style:family="paragraph" style:parent-style-name="Heading_20_2">
      <style:text-properties officeooo:rsid="0000ac70" officeooo:paragraph-rsid="0000ac70"/>
    </style:style>
    <style:style style:name="P9" style:family="paragraph" style:parent-style-name="Heading_20_2">
      <style:text-properties officeooo:rsid="00029966" officeooo:paragraph-rsid="00029966"/>
    </style:style>
    <style:style style:name="P10" style:family="paragraph" style:parent-style-name="Heading_20_2">
      <style:text-properties officeooo:rsid="00048fb9" officeooo:paragraph-rsid="00048fb9"/>
    </style:style>
    <style:style style:name="P11" style:family="paragraph" style:parent-style-name="Text_20_body">
      <style:text-properties officeooo:paragraph-rsid="00027fc9"/>
    </style:style>
    <style:style style:name="P12" style:family="paragraph" style:parent-style-name="Text_20_body">
      <style:text-properties officeooo:rsid="00029966" officeooo:paragraph-rsid="00029966"/>
    </style:style>
    <style:style style:name="P13" style:family="paragraph" style:parent-style-name="Text_20_body">
      <style:text-properties officeooo:rsid="00048fb9" officeooo:paragraph-rsid="00048fb9"/>
    </style:style>
    <style:style style:name="T1" style:family="text">
      <style:text-properties officeooo:rsid="00041c2f"/>
    </style:style>
    <style:style style:name="T2" style:family="text">
      <style:text-properties officeooo:rsid="0004a1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M3</text:p>
      <text:h text:style-name="P8" text:outline-level="2">1.5</text:h>
      <text:h text:style-name="P5" text:outline-level="3">a)</text:h>
      <text:p text:style-name="P4">DB_CONNECTION=mysql</text:p>
      <text:p text:style-name="P3">DB_HOST=127.0.0.1</text:p>
      <text:p text:style-name="P3">DB_PORT=3306</text:p>
      <text:p text:style-name="P3">DB_DATABASE=wim2-laravel</text:p>
      <text:p text:style-name="P3">DB_USERNAME=root</text:p>
      <text:p text:style-name="P3">DB_PASSWORD=</text:p>
      <text:h text:style-name="P6" text:outline-level="3">b)</text:h>
      <text:p text:style-name="P1"/>
      <text:h text:style-name="P6" text:outline-level="3">c)</text:h>
      <text:p text:style-name="P1"/>
      <text:h text:style-name="P7" text:outline-level="3">d)</text:h>
      <text:h text:style-name="P9" text:outline-level="2">4.</text:h>
      <text:p text:style-name="P12">Il n’y a aucune différence entre l<text:span text:style-name="T1">e</text:span> premi<text:span text:style-name="T1">er et le</text:span> deuxième <text:span text:style-name="T1">code de Blade</text:span> clients.</text:p>
      <text:h text:style-name="P10" text:outline-level="2">5.</text:h>
      <text:p text:style-name="P13">1) Cela affiche une aide avec les commandes effectuables.</text:p>
      <text:p text:style-name="P13">2) <text:span text:style-name="T2">Cette commande affiche les differents arguments et options. Comment utiliser la comma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30T11:53:06.788000000</dc:date>
    <meta:editing-duration>PT49M22S</meta:editing-duration>
    <meta:editing-cycles>7</meta:editing-cycles>
    <meta:document-statistic meta:table-count="0" meta:image-count="0" meta:object-count="0" meta:page-count="1" meta:paragraph-count="17" meta:word-count="51" meta:character-count="348" meta:non-whitespace-character-count="314"/>
  </office:meta>
</office:document-meta>
</file>